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1.7535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0134in"/>
    </style:style>
    <style:style style:name="co9" style:family="table-column">
      <style:table-column-properties fo:break-before="auto" style:column-width="4.6563in"/>
    </style:style>
    <style:style style:name="co10" style:family="table-column">
      <style:table-column-properties fo:break-before="auto" style:column-width="5.4472in"/>
    </style:style>
    <style:style style:name="co11" style:family="table-column">
      <style:table-column-properties fo:break-before="auto" style:column-width="2.6063in"/>
    </style:style>
    <style:style style:name="co12" style:family="table-column">
      <style:table-column-properties fo:break-before="auto" style:column-width="3.49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3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Insomniac Hour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25492969</text:p>
          </table:table-cell>
          <table:table-cell office:value-type="string">
            <text:p>Wii-punch-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25571545</text:p>
          </table:table-cell>
          <table:table-cell office:value-type="string">
            <text:p>Doom 3</text:p>
          </table:table-cell>
          <table:table-cell table:number-columns-repeated="2"/>
        </table:table-row>
        <table:table-row table:style-name="ro1">
          <table:table-cell table:style-name="ce2" office:value-type="float" office:value="3.1">
            <text:p>3.1</text:p>
          </table:table-cell>
          <table:table-cell office:value-type="string">
            <text:p>https://www.twitch.tv/videos/226539734</text:p>
          </table:table-cell>
          <table:table-cell table:number-columns-repeated="3"/>
        </table:table-row>
        <table:table-row table:style-name="ro1">
          <table:table-cell table:style-name="ce2" office:value-type="float" office:value="3.2">
            <text:p>3.2</text:p>
          </table:table-cell>
          <table:table-cell office:value-type="string">
            <text:p>https://www.twitch.tv/videos/226558725</text:p>
          </table:table-cell>
          <table:table-cell table:number-columns-repeated="3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https://www.twitch.tv/videos/22669395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https://www.twitch.tv/videos/226731155</text:p>
          </table:table-cell>
          <table:table-cell table:number-columns-repeated="3"/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https://www.twitch.tv/videos/226764778</text:p>
          </table:table-cell>
          <table:table-cell table:number-columns-repeated="3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https://www.twitch.tv/videos/22792769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https://www.twitch.tv/videos/230883718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https://www.twitch.tv/videos/227578555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https://www.twitch.tv/videos/227599840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https://www.twitch.tv/videos/23223765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https://www.twitch.tv/videos/23150080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string">
            <text:p>https://www.twitch.tv/videos/237518344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office:value-type="string">
            <text:p>https://www.twitch.tv/videos/237518396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office:value-type="string">
            <text:p>https://www.twitch.tv/videos/237802287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office:value-type="string">
            <text:p>https://www.twitch.tv/videos/237850385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office:value-type="string">
            <text:p>https://www.twitch.tv/videos/242937258</text:p>
          </table:table-cell>
          <table:table-cell table:number-columns-repeated="3"/>
        </table:table-row>
      </table:table>
      <table:table table:name="full game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AMES</text:p>
          </table:table-cell>
          <table:table-cell table:number-columns-repeated="2"/>
          <table:table-cell table:style-name="ce1" office:value-type="string">
            <text:p>Arklaham</text:p>
          </table:table-cell>
          <table:table-cell table:number-columns-repeated="3"/>
        </table:table-row>
        <table:table-row table:style-name="ro1">
          <table:table-cell office:value-type="string">
            <text:p>Sonic 1</text:p>
          </table:table-cell>
          <table:table-cell office:value-type="string">
            <text:p>https://www.twitch.tv/videos/2144204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33835687</text:p>
          </table:table-cell>
          <table:table-cell table:number-columns-repeated="2"/>
        </table:table-row>
        <table:table-row table:style-name="ro1">
          <table:table-cell office:value-type="string">
            <text:p>Sonic 2</text:p>
          </table:table-cell>
          <table:table-cell office:value-type="string">
            <text:p>https://www.twitch.tv/videos/21435593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33955576</text:p>
          </table:table-cell>
          <table:table-cell table:number-columns-repeated="2"/>
        </table:table-row>
        <table:table-row table:style-name="ro1">
          <table:table-cell office:value-type="string">
            <text:p>Sonic 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ttps://www.twitch.tv/videos/233835811</text:p>
          </table:table-cell>
          <table:table-cell table:number-columns-repeated="2"/>
        </table:table-row>
        <table:table-row table:style-name="ro1">
          <table:table-cell office:value-type="string">
            <text:p>sonic 3&amp;k</text:p>
          </table:table-cell>
          <table:table-cell office:value-type="string">
            <text:p>https://www.twitch.tv/videos/21444639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33835834</text:p>
          </table:table-cell>
          <table:table-cell table:number-columns-repeated="2"/>
        </table:table-row>
        <table:table-row table:style-name="ro1">
          <table:table-cell office:value-type="string">
            <text:p>TMNT in Time</text:p>
          </table:table-cell>
          <table:table-cell office:value-type="string">
            <text:p>https://www.twitch.tv/videos/2144462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ttps://www.twitch.tv/videos/234198212</text:p>
          </table:table-cell>
          <table:table-cell table:number-columns-repeated="2"/>
        </table:table-row>
        <table:table-row table:style-name="ro1">
          <table:table-cell office:value-type="string">
            <text:p>Guardian Legend</text:p>
          </table:table-cell>
          <table:table-cell office:value-type="string">
            <text:p>https://www.twitch.tv/videos/21450297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34255575</text:p>
          </table:table-cell>
          <table:table-cell table:number-columns-repeated="2"/>
        </table:table-row>
        <table:table-row table:style-name="ro1">
          <table:table-cell office:value-type="string">
            <text:p>Sonic Spinball</text:p>
          </table:table-cell>
          <table:table-cell office:value-type="string">
            <text:p>https://www.twitch.tv/videos/21460323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34264031</text:p>
          </table:table-cell>
          <table:table-cell table:number-columns-repeated="2"/>
        </table:table-row>
        <table:table-row table:style-name="ro1">
          <table:table-cell office:value-type="string">
            <text:p>Clock Tower</text:p>
          </table:table-cell>
          <table:table-cell office:value-type="string">
            <text:p>https://www.twitch.tv/videos/21471405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34278197</text:p>
          </table:table-cell>
          <table:table-cell table:number-columns-repeated="2"/>
        </table:table-row>
        <table:table-row table:style-name="ro1">
          <table:table-cell office:value-type="string">
            <text:p>re2 ex battle</text:p>
          </table:table-cell>
          <table:table-cell office:value-type="string">
            <text:p>https://www.twitch.tv/videos/2148040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34278275</text:p>
          </table:table-cell>
          <table:table-cell table:number-columns-repeated="2"/>
        </table:table-row>
        <table:table-row table:style-name="ro1">
          <table:table-cell office:value-type="string">
            <text:p>re2 claire A normal</text:p>
          </table:table-cell>
          <table:table-cell office:value-type="string">
            <text:p>https://www.twitch.tv/videos/214804594</text:p>
          </table:table-cell>
          <table:table-cell table:number-columns-repeated="5"/>
        </table:table-row>
        <table:table-row table:style-name="ro1">
          <table:table-cell office:value-type="string">
            <text:p>re2 Leon B Normal</text:p>
          </table:table-cell>
          <table:table-cell office:value-type="string">
            <text:p>https://www.twitch.tv/videos/214814244</text:p>
          </table:table-cell>
          <table:table-cell table:number-columns-repeated="5"/>
        </table:table-row>
        <table:table-row table:style-name="ro1">
          <table:table-cell office:value-type="string">
            <text:p>Injustice 2</text:p>
          </table:table-cell>
          <table:table-cell office:value-type="string">
            <text:p>https://www.twitch.tv/videos/239398001</text:p>
          </table:table-cell>
          <table:table-cell/>
          <table:table-cell table:style-name="ce1" office:value-type="string">
            <text:p>Mother 3</text:p>
          </table:table-cell>
          <table:table-cell table:number-columns-repeated="3"/>
        </table:table-row>
        <table:table-row table:style-name="ro1">
          <table:table-cell office:value-type="string">
            <text:p>am2r</text:p>
          </table:table-cell>
          <table:table-cell office:value-type="string">
            <text:p>https://www.twitch.tv/videos/2134052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29576786</text:p>
          </table:table-cell>
          <table:table-cell table:number-columns-repeated="2"/>
        </table:table-row>
        <table:table-row table:style-name="ro1">
          <table:table-cell office:value-type="string">
            <text:p>I'm the chef</text:p>
          </table:table-cell>
          <table:table-cell office:value-type="string">
            <text:p>https://www.twitch.tv/videos/21435983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296011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https://www.twitch.tv/videos/2296198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https://www.twitch.tv/videos/2296499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https://www.twitch.tv/videos/2296862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https://www.twitch.tv/videos/2292136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M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https://www.twitch.tv/videos/2292212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90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292259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91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292331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914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ttps://www.twitch.tv/videos/2292374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9167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https://www.twitch.tv/videos/2292413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uper Punch-Ou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https://www.twitch.tv/videos/229295573</text:p>
          </table:table-cell>
          <table:table-cell table:number-columns-repeated="2"/>
        </table:table-row>
        <table:table-row table:style-name="ro1">
          <table:table-cell office:value-type="string">
            <text:p>minor</text:p>
          </table:table-cell>
          <table:table-cell office:value-type="string">
            <text:p>https://www.twitch.tv/videos/209650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https://www.twitch.tv/videos/229310371</text:p>
          </table:table-cell>
          <table:table-cell table:number-columns-repeated="2"/>
        </table:table-row>
        <table:table-row table:style-name="ro1">
          <table:table-cell office:value-type="string">
            <text:p>major</text:p>
          </table:table-cell>
          <table:table-cell office:value-type="string">
            <text:p>https://www.twitch.tv/videos/20965098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https://www.twitch.tv/videos/229339538</text:p>
          </table:table-cell>
          <table:table-cell table:number-columns-repeated="2"/>
        </table:table-row>
        <table:table-row table:style-name="ro1">
          <table:table-cell office:value-type="string">
            <text:p>world</text:p>
          </table:table-cell>
          <table:table-cell office:value-type="string">
            <text:p>https://www.twitch.tv/videos/209651034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https://www.twitch.tv/videos/229356217</text:p>
          </table:table-cell>
          <table:table-cell table:number-columns-repeated="2"/>
        </table:table-row>
        <table:table-row table:style-name="ro1">
          <table:table-cell office:value-type="string">
            <text:p>special</text:p>
          </table:table-cell>
          <table:table-cell office:value-type="string">
            <text:p>https://www.twitch.tv/videos/20965232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https://www.twitch.tv/videos/22936237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DOOM Final Gathering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6613</text:p>
          </table:table-cell>
          <table:table-cell/>
          <table:table-cell table:style-name="ce1" office:value-type="string">
            <text:p>TMNT 2: The Arcade Gam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66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009260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67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0092359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672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ttps://www.twitch.tv/videos/20092246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0964675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009219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LTIMATE DOOM 100%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ttps://www.twitch.tv/videos/200920700</text:p>
          </table:table-cell>
          <table:table-cell table:number-columns-repeated="2"/>
        </table:table-row>
        <table:table-row table:style-name="ro2">
          <table:table-cell office:value-type="float" office:value="1.1">
            <text:p>1.1</text:p>
          </table:table-cell>
          <table:table-cell office:value-type="string">
            <text:p>https://www.twitch.tv/videos/20138311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00920231</text:p>
          </table:table-cell>
          <table:table-cell table:number-columns-repeated="2"/>
        </table:table-row>
        <table:table-row table:style-name="ro2">
          <table:table-cell office:value-type="float" office:value="1.2">
            <text:p>1.2</text:p>
          </table:table-cell>
          <table:table-cell office:value-type="string">
            <text:p>https://www.twitch.tv/videos/20138182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00919473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string">
            <text:p>https://www.twitch.tv/videos/201379807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https://www.twitch.tv/videos/201378450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https://www.twitch.tv/videos/20137742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https://www.twitch.tv/videos/201376124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office:value-type="string">
            <text:p>https://www.twitch.tv/videos/201374702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office:value-type="string">
            <text:p>https://www.twitch.tv/videos/201373974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office:value-type="string">
            <text:p>https://www.twitch.tv/videos/201372368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https://www.twitch.tv/videos/201194770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https://www.twitch.tv/videos/201192538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office:value-type="string">
            <text:p>https://www.twitch.tv/videos/201191846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https://www.twitch.tv/videos/201190873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https://www.twitch.tv/videos/201189263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office:value-type="string">
            <text:p>https://www.twitch.tv/videos/201188046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office:value-type="string">
            <text:p>https://www.twitch.tv/videos/20118674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office:value-type="string">
            <text:p>https://www.twitch.tv/videos/201186391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office:value-type="string">
            <text:p>https://www.twitch.tv/videos/20118548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https://www.twitch.tv/videos/201178558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https://www.twitch.tv/videos/20117783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https://www.twitch.tv/videos/201176054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https://www.twitch.tv/videos/201174712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https://www.twitch.tv/videos/20117346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https://www.twitch.tv/videos/201172260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office:value-type="string">
            <text:p>https://www.twitch.tv/videos/201171526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office:value-type="string">
            <text:p>https://www.twitch.tv/videos/201171191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office:value-type="string">
            <text:p>https://www.twitch.tv/videos/201170705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3" office:value-type="string">
            <text:p>Snek Eater Game Guides and Related Material</text:p>
          </table:table-cell>
          <table:table-cell table:number-columns-repeated="4"/>
        </table:table-row>
        <table:table-row table:style-name="ro3">
          <table:table-cell table:style-name="ce3"/>
          <table:table-cell table:number-columns-repeated="4"/>
        </table:table-row>
        <table:table-row table:style-name="ro1">
          <table:table-cell table:style-name="ce1" office:value-type="string">
            <text:p>Videos</text:p>
          </table:table-cell>
          <table:table-cell table:number-columns-repeated="2"/>
          <table:table-cell office:value-type="string">
            <text:p>yt</text:p>
          </table:table-cell>
          <table:table-cell/>
        </table:table-row>
        <table:table-row table:style-name="ro1">
          <table:table-cell office:value-type="string">
            <text:p>Soundtrack</text:p>
          </table:table-cell>
          <table:table-cell office:value-type="string">
            <text:p>https://youtu.be/9aHQnDTd1y4</text:p>
          </table:table-cell>
          <table:table-cell/>
          <table:table-cell office:value-type="string">
            <text:p>yt</text:p>
          </table:table-cell>
          <table:table-cell/>
        </table:table-row>
        <table:table-row table:style-name="ro1">
          <table:table-cell office:value-type="string">
            <text:p>Stealth Walkthrough – No commentary</text:p>
          </table:table-cell>
          <table:table-cell office:value-type="string">
            <text:p>https://youtu.be/neSPha9NjEE</text:p>
          </table:table-cell>
          <table:table-cell/>
          <table:table-cell office:value-type="string">
            <text:p>yt</text:p>
          </table:table-cell>
          <table:table-cell/>
        </table:table-row>
        <table:table-row table:style-name="ro1">
          <table:table-cell office:value-type="string">
            <text:p>Did You Know Gaming</text:p>
          </table:table-cell>
          <table:table-cell office:value-type="string">
            <text:p>https://youtu.be/gOYjwWvQHUQ</text:p>
          </table:table-cell>
          <table:table-cell office:value-type="string">
            <text:p>DYKG</text:p>
          </table:table-cell>
          <table:table-cell office:value-type="string">
            <text:p>yt</text:p>
          </table:table-cell>
          <table:table-cell/>
        </table:table-row>
        <table:table-row table:style-name="ro1">
          <table:table-cell office:value-type="string">
            <text:p>Critical Close-Up</text:p>
          </table:table-cell>
          <table:table-cell office:value-type="string">
            <text:p>https://youtu.be/N_-jyF987MQ</text:p>
          </table:table-cell>
          <table:table-cell office:value-type="string">
            <text:p>Super Bunnyhop</text:p>
          </table:table-cell>
          <table:table-cell office:value-type="string">
            <text:p>yt</text:p>
          </table:table-cell>
          <table:table-cell/>
        </table:table-row>
        <table:table-row table:style-name="ro1">
          <table:table-cell office:value-type="string">
            <text:p>Hints: interrogate, cqc, peeking, hold-up</text:p>
          </table:table-cell>
          <table:table-cell office:value-type="string">
            <text:p>https://youtu.be/6Azh6jJVCI4</text:p>
          </table:table-cell>
          <table:table-cell office:value-type="string">
            <text:p>Sheet Man</text:p>
          </table:table-cell>
          <table:table-cell table:number-columns-repeated="2"/>
        </table:table-row>
        <table:table-row table:style-name="ro1">
          <table:table-cell office:value-type="string">
            <text:p>MGS3 || FOXHOUND Rank || Ep. 4: CQC and CQB Strategies</text:p>
          </table:table-cell>
          <table:table-cell office:value-type="string">
            <text:p>https://youtu.be/8HpDdRHct4k</text:p>
          </table:table-cell>
          <table:table-cell office:value-type="string">
            <text:p>James Howel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ext-based</text:p>
          </table:table-cell>
          <table:table-cell table:number-columns-repeated="4"/>
        </table:table-row>
        <table:table-row table:style-name="ro1">
          <table:table-cell office:value-type="string">
            <text:p>In depth-game review</text:p>
          </table:table-cell>
          <table:table-cell office:value-type="string">
            <text:p>https://steemit.com/gaming/@ambmicheal/metal-gear-solid-3-snake-eater</text:p>
          </table:table-cell>
          <table:table-cell office:value-type="string">
            <text:p>ambmichael</text:p>
          </table:table-cell>
          <table:table-cell office:value-type="string">
            <text:p>steemit</text:p>
          </table:table-cell>
          <table:table-cell/>
        </table:table-row>
        <table:table-row table:style-name="ro1">
          <table:table-cell office:value-type="string">
            <text:p>Gamefaqs's MGS3 page</text:p>
          </table:table-cell>
          <table:table-cell office:value-type="string">
            <text:p>https://gamefaqs.gamespot.com/ps2/914828-metal-gear-solid-3-snake-eater/faqs</text:p>
          </table:table-cell>
          <table:table-cell office:value-type="string">
            <text:p>various</text:p>
          </table:table-cell>
          <table:table-cell office:value-type="string">
            <text:p>gamefaq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atabases of information</text:p>
          </table:table-cell>
          <table:table-cell table:number-columns-repeated="4"/>
        </table:table-row>
        <table:table-row table:style-name="ro1">
          <table:table-cell office:value-type="string">
            <text:p>IGN's MGS3 compendium</text:p>
          </table:table-cell>
          <table:table-cell office:value-type="string">
            <text:p>http://www.ign.com/games/metal-gear-solid-3-snake-eater</text:p>
          </table:table-cell>
          <table:table-cell/>
          <table:table-cell office:value-type="string">
            <text:p>ig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Legit ways to play MGS3 today</text:p>
          </table:table-cell>
          <table:table-cell table:number-columns-repeated="2"/>
          <table:table-cell office:value-type="string">
            <text:p>Gamefly?</text:p>
          </table:table-cell>
          <table:table-cell/>
        </table:table-row>
        <table:table-row table:style-name="ro1">
          <table:table-cell office:value-type="string">
            <text:p>PS2</text:p>
          </table:table-cell>
          <table:table-cell office:value-type="string">
            <text:p>DVD game disc</text:p>
          </table:table-cell>
          <table:table-cell office:value-type="string">
            <text:p>buy: amzn, ebay, pawn shop</text:p>
          </table:table-cell>
          <table:table-cell office:value-type="string">
            <text:p>yes</text:p>
          </table:table-cell>
          <table:table-cell office:value-type="string">
            <text:p>note: have gamefly referl link ant amzn referal links </text:p>
          </table:table-cell>
        </table:table-row>
        <table:table-row table:style-name="ro1">
          <table:table-cell office:value-type="string">
            <text:p>3ds</text:p>
          </table:table-cell>
          <table:table-cell office:value-type="string">
            <text:p>digital or cartridge</text:p>
          </table:table-cell>
          <table:table-cell office:value-type="string">
            <text:p>gf confirmed</text:p>
          </table:table-cell>
          <table:table-cell office:value-type="string">
            <text:p>yes</text:p>
          </table:table-cell>
          <table:table-cell office:value-type="string">
            <text:p>note: have gamefly referl link ant amzn referal links </text:p>
          </table:table-cell>
        </table:table-row>
        <table:table-row table:style-name="ro4">
          <table:table-cell office:value-type="string">
            <text:p>ps3</text:p>
          </table:table-cell>
          <table:table-cell office:value-type="string">
            <text:p>digital and dvd</text:p>
          </table:table-cell>
          <table:table-cell table:style-name="ce4" office:value-type="string">
            <text:p>Metal Gear Solid 3: Snake Eater - HD Edition </text:p>
          </table:table-cell>
          <table:table-cell table:number-columns-repeated="2"/>
        </table:table-row>
        <table:table-row table:style-name="ro4">
          <table:table-cell office:value-type="string">
            <text:p>Xbox 360</text:p>
          </table:table-cell>
          <table:table-cell office:value-type="string">
            <text:p>digital and dvd</text:p>
          </table:table-cell>
          <table:table-cell table:style-name="ce4" office:value-type="string">
            <text:p>Metal Gear Solid 3: Snake Eater - HD Edition </text:p>
          </table:table-cell>
          <table:table-cell table:number-columns-repeated="2"/>
        </table:table-row>
        <table:table-row table:style-name="ro1">
          <table:table-cell office:value-type="string">
            <text:p>Psvita</text:p>
          </table:table-cell>
          <table:table-cell office:value-type="string">
            <text:p>digital</text:p>
          </table:table-cell>
          <table:table-cell table:style-name="ce4" office:value-type="string">
            <text:p>Metal Gear Solid HD Collection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7/19/2018</text:date>, <text:time>03:0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4$Win32 OpenOffice.org_project/414m5$Build-9788</meta:generator>
    <dc:date>2018-07-19T03:07:19.62</dc:date>
    <meta:editing-duration>PT2H31M57S</meta:editing-duration>
    <meta:editing-cycles>23</meta:editing-cycles>
    <meta:document-statistic meta:table-count="3" meta:cell-count="389" meta:object-count="0"/>
  </office:meta>
</office:document-meta>
</file>